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cm" fo:min-width="1.3cm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5cm"/>
    </style:style>
    <style:style style:name="gr3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637cm" fo:min-width="1.7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4cm" fo:min-width="0cm" fo:padding-top="0.139cm" fo:padding-bottom="0.139cm" fo:padding-left="0.264cm" fo:padding-right="0.264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92cm" fo:min-width="0.042cm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477cm" fo:min-width="0.891cm"/>
    </style:style>
    <style:style style:name="gr10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3.5cm"/>
    </style:style>
    <style:style style:name="gr11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1.5cm"/>
    </style:style>
    <style:style style:name="gr12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1.5cm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0.25cm" fo:min-width="0.5cm"/>
    </style:style>
    <style:style style:name="gr14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paragraph-properties fo:text-align="center"/>
      <style:text-properties fo:font-size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6pt" style:font-size-asian="8pt" style:font-size-complex="8pt"/>
    </style:style>
    <style:style style:name="P8" style:family="paragraph">
      <loext:graphic-properties draw:fill-color="#cccccc"/>
      <style:paragraph-properties fo:text-align="center"/>
      <style:text-properties fo:font-size="6pt" style:font-size-asian="6pt" style:font-size-complex="6pt"/>
    </style:style>
    <style:style style:name="P9" style:family="paragraph">
      <style:paragraph-properties fo:text-align="center"/>
      <style:text-properties fo:font-size="6pt" style:font-size-asian="6pt" style:font-size-complex="6pt"/>
    </style:style>
    <style:style style:name="P10" style:family="paragraph">
      <style:text-properties fo:font-size="6pt"/>
    </style:style>
    <style:style style:name="P11" style:family="paragraph">
      <loext:graphic-properties draw:fill="none" draw:fill-color="#ffffff"/>
      <style:text-properties fo:font-size="6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/>
    </style:style>
    <style:style style:name="T3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2.85cm" svg:x="3.4cm" svg:y="3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8cm" svg:y="4cm">
          <text:p text:style-name="P1"><text:span text:style-name="T1">d</text:span><text:span text:style-name="T1">a</text:span><text:span text:style-name="T1">t</text:span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cm" svg:height="0.5cm" svg:x="3.7cm" svg:y="3.3cm">
          <text:p text:style-name="P1"><text:span text:style-name="T1">SI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3.7cm" svg:y="4cm">
          <text:p text:style-name="P1"><text:span text:style-name="T1">pStruc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3.7cm" svg:y="4.65cm">
          <text:p text:style-name="P1"><text:span text:style-name="T1">pMutex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547cm" svg:height="0.887cm" svg:x="3.057cm" svg:y="2.231cm">
          <draw:text-box>
            <text:p text:style-name="P1"><text:span text:style-name="T2">ObjectRECORD</text:span></text:p>
            <text:p text:style-name="P1"><text:span text:style-name="T2">instance</text:span></text:p>
          </draw:text-box>
        </draw:frame>
        <draw:line draw:style-name="gr6" draw:text-style-name="P5" draw:layer="layout" svg:x1="4.9cm" svg:y1="4.25cm" svg:x2="7.9cm" svg:y2="4.25cm">
          <text:p/>
        </draw:line>
        <draw:custom-shape draw:style-name="gr7" draw:text-style-name="P6" draw:layer="layout" svg:width="0.4cm" svg:height="0.6cm" svg:x="7.015cm" svg:y="4.773cm">
          <text:p/>
          <draw:enhanced-geometry svg:viewBox="0 0 21600 21600" draw:glue-points="10800 0 3163 3163 0 10800 3163 18437 10800 21600 18437 18437 21600 10800 18437 3163" draw:text-areas="3163 3163 18437 18437" draw:type="ring" draw:modifiers="2983.0282861896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" draw:text-style-name="P6" draw:layer="layout" svg:width="0.6cm" svg:height="0.6cm" svg:x="6.915cm" svg:y="5.0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.391cm" svg:height="0.727cm" svg:x="6.509cm" svg:y="5.623cm">
          <draw:text-box>
            <text:p text:style-name="P1"><text:span text:style-name="T3">Mutex</text:span></text:p>
            <text:p text:style-name="P1"><text:span text:style-name="T3">(</text:span><text:span text:style-name="T1">optional</text:span><text:span text:style-name="T3">)</text:span></text:p>
          </draw:text-box>
        </draw:frame>
        <draw:line draw:style-name="gr6" draw:text-style-name="P5" draw:layer="layout" svg:x1="4.9cm" svg:y1="4.9cm" svg:x2="6.75cm" svg:y2="5.25cm">
          <text:p/>
        </draw:line>
        <draw:custom-shape draw:style-name="gr4" draw:text-style-name="P3" draw:layer="layout" svg:width="1.2cm" svg:height="0.5cm" svg:x="3.7cm" svg:y="5.25cm">
          <text:p text:style-name="P1"><text:span text:style-name="T1">pSIDesc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9cm" svg:y="4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5cm" svg:x="8cm" svg:y="4.5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8cm" svg:y="5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0.5cm" svg:x="10cm" svg:y="5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5cm" svg:x="8cm" svg:y="5.5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cm" svg:height="0.5cm" svg:x="8cm" svg:y="6.001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cm" svg:height="0.5cm" svg:x="10cm" svg:y="4.001cm">
          <text:p text:style-name="P1"><text:span text:style-name="T1">gap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1cm" svg:height="0.5cm" svg:x="9cm" svg:y="5.001cm">
          <text:p text:style-name="P9">ga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8cm" svg:y="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9.15cm" svg:y="7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cm" svg:height="0.5cm" svg:x="11cm" svg:y="7cm">
          <text:p text:style-name="P1"><text:span text:style-name="T1">SI0 - 1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0.35cm" svg:y1="7.5cm" svg:x2="11cm" svg:y2="7.5cm">
          <text:p/>
        </draw:line>
        <draw:line draw:style-name="gr14" draw:text-style-name="P5" draw:layer="layout" svg:x1="10.35cm" svg:y1="7cm" svg:x2="11cm" svg:y2="7cm">
          <text:p/>
        </draw:line>
        <draw:line draw:style-name="gr6" draw:text-style-name="P5" draw:layer="layout" svg:x1="4.95cm" svg:y1="5.5cm" svg:x2="7.85cm" svg:y2="7.15cm">
          <text:p/>
        </draw:line>
        <draw:frame draw:style-name="gr15" draw:text-style-name="P11" draw:layer="layout" svg:width="2.05cm" svg:height="0.965cm" svg:x="12.05cm" svg:y="6.935cm">
          <draw:text-box>
            <text:p text:style-name="P10">Array of tSubIdxDescr structures</text:p>
          </draw:text-box>
        </draw:frame>
        <draw:frame draw:style-name="gr16" draw:text-style-name="P11" draw:layer="layout" svg:width="2.6cm" svg:height="1.679cm" svg:x="11.95cm" svg:y="3.885cm">
          <draw:text-box>
            <text:p text:style-name="P10">Structure containing the application data represented by the RECORD object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11T21:45:22.900699257</dc:date>
    <meta:editing-duration>PT31M22S</meta:editing-duration>
    <meta:editing-cycles>7</meta:editing-cycles>
    <meta:generator>LibreOffice/6.1.3.2$Linux_X86_64 LibreOffice_project/10$Build-2</meta:generator>
    <meta:document-statistic meta:object-count="28"/>
  </office:meta>
</office:document-meta>
</file>